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3" style:family="table-cell" style:parent-style-name="Default" style:data-style-name="N109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38"/>
    <style:style style:name="ce9" style:family="table-cell" style:parent-style-name="Default">
      <style:table-cell-properties fo:background-color="#808080" fo:border="0.06pt solid #000000"/>
    </style:style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6">
      <style:table-cell-properties fo:border="0.06pt solid #000000"/>
    </style:style>
    <style:style style:name="ce13" style:family="table-cell" style:parent-style-name="Default" style:data-style-name="N2"/>
    <style:style style:name="ce14" style:family="table-cell" style:parent-style-name="Default" style:data-style-name="N116"/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dddddd" fo:border="0.06pt solid #000000"/>
    </style:style>
    <style:style style:name="ce1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b2b2b2" fo:border="0.06pt solid #000000"/>
    </style:style>
    <style:style style:name="ce1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">
      <style:table-cell-properties fo:border="0.06pt solid #000000"/>
    </style:style>
    <style:style style:name="ce22" style:family="table-cell" style:parent-style-name="Default" style:data-style-name="N115">
      <style:table-cell-properties fo:border="0.06pt solid #000000"/>
    </style:style>
    <style:style style:name="ce23" style:family="table-cell" style:parent-style-name="Default">
      <style:table-cell-properties fo:background-color="#666666" fo:border="0.06pt solid #0000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25%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63mm" svg:height="90.04mm" svg:x="232.11mm" svg:y="58.97mm">
            <loext:p draw:notify-on-update-of-ranges="Лист1.B24:Лист1.B27 Лист1.F24:Лист1.F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.58mm" svg:y="393.85mm">
            <loext:p draw:notify-on-update-of-ranges="Лист1.B78:Лист1.B84 Лист1.F78:Лист1.F8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Ширина a</text:p>
          </table:table-cell>
          <table:table-cell office:value-type="string" calcext:value-type="string">
            <text:p>Толщина b</text:p>
          </table:table-cell>
          <table:table-cell office:value-type="string" calcext:value-type="string">
            <text:p>Длина l</text:p>
          </table:table-cell>
          <table:table-cell office:value-type="string" calcext:value-type="string">
            <text:p>Масса m</text:p>
          </table:table-cell>
          <table:table-cell office:value-type="string" calcext:value-type="string">
            <text:p>Частота V</text:p>
          </table:table-cell>
          <table:table-cell table:number-columns-repeated="2"/>
          <table:table-cell office:value-type="string" calcext:value-type="string">
            <text:p>T^2</text:p>
          </table:table-cell>
          <table:table-cell table:number-columns-repeated="10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29" calcext:value-type="float">
            <text:p>0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Пустая</text:p>
          </table:table-cell>
          <table:table-cell table:number-columns-repeated="3"/>
          <table:table-cell table:formula="of:=4*[.A6]*[.B6]^3*10000000000/(0.3^3)"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3"/>
          <table:table-cell office:value-type="float" office:value="0.404" calcext:value-type="float">
            <text:p>0,4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1/[.E7]" office:value-type="float" office:value="0.166666666666667" calcext:value-type="float">
            <text:p>0,1666666667</text:p>
          </table:table-cell>
          <table:table-cell/>
          <table:table-cell office:value-type="float" office:value="0.335" calcext:value-type="float">
            <text:p>0,335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0.28" calcext:value-type="float">
            <text:p>0,28</text:p>
          </table:table-cell>
          <table:table-cell office:value-type="float" office:value="500" calcext:value-type="float">
            <text:p>500</text:p>
          </table:table-cell>
          <table:table-cell table:formula="of:=13*10^9" office:value-type="float" office:value="13000000000" calcext:value-type="float">
            <text:p>13000000000</text:p>
          </table:table-cell>
          <table:table-cell table:formula="of:=((4*[.L7]^2/[.M7]^4)*([.O7]/[.N7]))^0.5/(2*3.14)" office:value-type="float" office:value="41.4258052254711" calcext:value-type="float">
            <text:p>41,4258052255</text:p>
          </table:table-cell>
          <table:table-cell table:formula="of:=((4*[.K7]*[.L7]^3*[.O7]/([.J7]*[.M7]^3))^0.5/(2*3.14))" office:value-type="float" office:value="5.98821762783887" calcext:value-type="float">
            <text:p>5,9882176278</text:p>
          </table:table-cell>
          <table:table-cell table:formula="of:=[.K7]*[.L7]^3*[.O7]/([.M7]^3*3.14^2)" office:value-type="float" office:value="12.0126813700507" calcext:value-type="float">
            <text:p>12,0126813701</text:p>
          </table:table-cell>
        </table:table-row>
        <table:table-row table:style-name="ro1">
          <table:table-cell table:number-columns-repeated="3"/>
          <table:table-cell office:value-type="float" office:value="0.475" calcext:value-type="float">
            <text:p>0,47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table:formula="of:=1/[.E8]" office:value-type="float" office:value="0.178571428571429" calcext:value-type="float">
            <text:p>0,178571428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3" calcext:value-type="float">
            <text:p>0,3</text:p>
          </table:table-cell>
          <table:table-cell office:value-type="float" office:value="600" calcext:value-type="float">
            <text:p>600</text:p>
          </table:table-cell>
          <table:table-cell table:formula="of:=10*10^9" office:value-type="float" office:value="10000000000" calcext:value-type="float">
            <text:p>10000000000</text:p>
          </table:table-cell>
          <table:table-cell table:formula="of:=((4*[.L8]^2/[.M8]^4)*([.O8]/[.N8]))^0.5/(2*3.14)" office:value-type="float" office:value="21.6692298547698" calcext:value-type="float">
            <text:p>21,6692298548</text:p>
          </table:table-cell>
          <table:table-cell table:formula="of:=((4*[.K8]*[.L8]^3*[.O8]/([.J8]*[.M8]^3))^0.5/(2*3.14))" office:value-type="float" office:value="5.62983106040245" calcext:value-type="float">
            <text:p>5,62983106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541" calcext:value-type="float">
            <text:p>0,54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1/[.E9]"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95" calcext:value-type="float">
            <text:p>0,595</text:p>
          </table:table-cell>
          <table:table-cell office:value-type="float" office:value="4.28" calcext:value-type="float">
            <text:p>4,28</text:p>
          </table:table-cell>
          <table:table-cell table:number-columns-repeated="2"/>
          <table:table-cell table:formula="of:=1/[.E10]" office:value-type="float" office:value="0.233644859813084" calcext:value-type="float">
            <text:p>0,2336448598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L^3</text:p>
          </table:table-cell>
          <table:table-cell office:value-type="string" calcext:value-type="string">
            <text:p>Tож</text:p>
          </table:table-cell>
          <table:table-cell office:value-type="string" calcext:value-type="string">
            <text:p>Vож</text:p>
          </table:table-cell>
          <table:table-cell office:value-type="string" calcext:value-type="string">
            <text:p>Tподг</text:p>
          </table:table-cell>
          <table:table-cell office:value-type="string" calcext:value-type="string">
            <text:p>Vподг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^2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Vож</text:p>
          </table:table-cell>
          <table:table-cell table:number-columns-repeated="8"/>
        </table:table-row>
        <table:table-row table:style-name="ro1">
          <table:table-cell table:style-name="ce1" office:value-type="float" office:value="0.65" calcext:value-type="float">
            <text:p>0,650</text:p>
          </table:table-cell>
          <table:table-cell table:formula="of:=1/[.A15]^3" office:value-type="float" office:value="3.64132908511607" calcext:value-type="float">
            <text:p>3,6413290851</text:p>
          </table:table-cell>
          <table:table-cell table:number-columns-repeated="4"/>
          <table:table-cell office:value-type="float" office:value="4.05" calcext:value-type="float">
            <text:p>4,05</text:p>
          </table:table-cell>
          <table:table-cell table:formula="of:=[.G15]^2" office:value-type="float" office:value="16.4025" calcext:value-type="float">
            <text:p>16,4025</text:p>
          </table:table-cell>
          <table:table-cell table:number-columns-repeated="10"/>
        </table:table-row>
        <table:table-row table:style-name="ro1">
          <table:table-cell table:style-name="ce1" office:value-type="float" office:value="0.7" calcext:value-type="float">
            <text:p>0,700</text:p>
          </table:table-cell>
          <table:table-cell table:formula="of:=1/[.A16]^3" office:value-type="float" office:value="2.91545189504373" calcext:value-type="float">
            <text:p>2,915451895</text:p>
          </table:table-cell>
          <table:table-cell table:number-columns-repeated="4"/>
          <table:table-cell office:value-type="float" office:value="3.47" calcext:value-type="float">
            <text:p>3,47</text:p>
          </table:table-cell>
          <table:table-cell table:formula="of:=[.G16]^2" office:value-type="float" office:value="12.0409" calcext:value-type="float">
            <text:p>12,0409</text:p>
          </table:table-cell>
          <table:table-cell table:number-columns-repeated="10"/>
        </table:table-row>
        <table:table-row table:style-name="ro1">
          <table:table-cell table:style-name="ce1" office:value-type="float" office:value="0.75" calcext:value-type="float">
            <text:p>0,750</text:p>
          </table:table-cell>
          <table:table-cell table:formula="of:=1/[.A17]^3" office:value-type="float" office:value="2.37037037037037" calcext:value-type="float">
            <text:p>2,3703703704</text:p>
          </table:table-cell>
          <table:table-cell table:number-columns-repeated="4"/>
          <table:table-cell office:value-type="float" office:value="3.07" calcext:value-type="float">
            <text:p>3,07</text:p>
          </table:table-cell>
          <table:table-cell table:formula="of:=[.G17]^2" office:value-type="float" office:value="9.4249" calcext:value-type="float">
            <text:p>9,4249</text:p>
          </table:table-cell>
          <table:table-cell table:number-columns-repeated="10"/>
        </table:table-row>
        <table:table-row table:style-name="ro1">
          <table:table-cell table:style-name="ce1" office:value-type="float" office:value="0.8" calcext:value-type="float">
            <text:p>0,800</text:p>
          </table:table-cell>
          <table:table-cell table:formula="of:=1/[.A18]^3" office:value-type="float" office:value="1.953125" calcext:value-type="float">
            <text:p>1,953125</text:p>
          </table:table-cell>
          <table:table-cell table:number-columns-repeated="4"/>
          <table:table-cell office:value-type="float" office:value="2.65" calcext:value-type="float">
            <text:p>2,65</text:p>
          </table:table-cell>
          <table:table-cell table:formula="of:=[.G18]^2" office:value-type="float" office:value="7.0225" calcext:value-type="float">
            <text:p>7,0225</text:p>
          </table:table-cell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^-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^2</text:p>
          </table:table-cell>
          <table:table-cell office:value-type="string" calcext:value-type="string">
            <text:p>sig V^2</text:p>
          </table:table-cell>
          <table:table-cell office:value-type="string" calcext:value-type="string">
            <text:p>sig L^-3</text:p>
          </table:table-cell>
          <table:table-cell office:value-type="string" calcext:value-type="string">
            <text:p>Y^2</text:p>
          </table:table-cell>
          <table:table-cell office:value-type="string" calcext:value-type="string">
            <text:p>X^2</text:p>
          </table:table-cell>
          <table:table-cell table:number-columns-repeated="8"/>
        </table:table-row>
        <table:table-row table:style-name="ro1">
          <table:table-cell table:style-name="ce1" office:value-type="float" office:value="0.65" calcext:value-type="float">
            <text:p>0,650</text:p>
          </table:table-cell>
          <table:table-cell table:formula="of:=[.A24]^-3" office:value-type="float" office:value="3.64132908511607" calcext:value-type="float">
            <text:p>3,6413290851</text:p>
          </table:table-cell>
          <table:table-cell office:value-type="float" office:value="5.4" calcext:value-type="float">
            <text:p>5,4</text:p>
          </table:table-cell>
          <table:table-cell office:value-type="float" office:value="20" calcext:value-type="float">
            <text:p>20</text:p>
          </table:table-cell>
          <table:table-cell table:style-name="ce13" table:formula="of:=[.D24]/[.C24]" office:value-type="float" office:value="3.7037037037037" calcext:value-type="float">
            <text:p>3,70</text:p>
          </table:table-cell>
          <table:table-cell table:style-name="ce13" table:formula="of:=[.E24]^2" office:value-type="float" office:value="13.7174211248285" calcext:value-type="float">
            <text:p>13,72</text:p>
          </table:table-cell>
          <table:table-cell table:style-name="ce13" table:formula="of:=(2*2*0.2*0.2*[.D24]^2/[.C24]^3)^0.5" office:value-type="float" office:value="0.637528122832497" calcext:value-type="float">
            <text:p>0,64</text:p>
          </table:table-cell>
          <table:table-cell table:formula="of:=(3*([.B24]^-4)*0.001)" office:value-type="float" office:value="0.0000170640271893171" calcext:value-type="float">
            <text:p>0,000017064</text:p>
          </table:table-cell>
          <table:table-cell table:formula="of:=[.F24]^2" office:value-type="float" office:value="188.167642315891" calcext:value-type="float">
            <text:p>188,1676423159</text:p>
          </table:table-cell>
          <table:table-cell table:formula="of:=[.B24]^2" office:value-type="float" office:value="13.2592775061122" calcext:value-type="float">
            <text:p>13,2592775061</text:p>
          </table:table-cell>
          <table:table-cell table:number-columns-repeated="8"/>
        </table:table-row>
        <table:table-row table:style-name="ro1">
          <table:table-cell table:style-name="ce1" office:value-type="float" office:value="0.7" calcext:value-type="float">
            <text:p>0,700</text:p>
          </table:table-cell>
          <table:table-cell table:formula="of:=[.A25]^-3" office:value-type="float" office:value="2.91545189504373" calcext:value-type="float">
            <text:p>2,915451895</text:p>
          </table:table-cell>
          <table:table-cell office:value-type="float" office:value="5.8" calcext:value-type="float">
            <text:p>5,8</text:p>
          </table:table-cell>
          <table:table-cell office:value-type="float" office:value="20" calcext:value-type="float">
            <text:p>20</text:p>
          </table:table-cell>
          <table:table-cell table:style-name="ce13" table:formula="of:=[.D25]/[.C25]" office:value-type="float" office:value="3.44827586206897" calcext:value-type="float">
            <text:p>3,45</text:p>
          </table:table-cell>
          <table:table-cell table:style-name="ce13" table:formula="of:=[.E25]^2" office:value-type="float" office:value="11.8906064209275" calcext:value-type="float">
            <text:p>11,89</text:p>
          </table:table-cell>
          <table:table-cell table:style-name="ce13" table:formula="of:=(2*2*0.2*0.2*[.D25]^2/[.C25]^3)^0.5" office:value-type="float" office:value="0.572727447267172" calcext:value-type="float">
            <text:p>0,57</text:p>
          </table:table-cell>
          <table:table-cell table:formula="of:=(3*([.B25]^-4)*0.001)" office:value-type="float" office:value="0.000041523861603" calcext:value-type="float">
            <text:p>4,1523861603E-05</text:p>
          </table:table-cell>
          <table:table-cell table:formula="of:=[.F25]^2" office:value-type="float" office:value="141.386521057402" calcext:value-type="float">
            <text:p>141,3865210574</text:p>
          </table:table-cell>
          <table:table-cell table:formula="of:=[.B25]^2" office:value-type="float" office:value="8.49985975231408" calcext:value-type="float">
            <text:p>8,4998597523</text:p>
          </table:table-cell>
          <table:table-cell table:number-columns-repeated="8"/>
        </table:table-row>
        <table:table-row table:style-name="ro1">
          <table:table-cell table:style-name="ce1" office:value-type="float" office:value="0.75" calcext:value-type="float">
            <text:p>0,750</text:p>
          </table:table-cell>
          <table:table-cell table:formula="of:=[.A26]^-3" office:value-type="float" office:value="2.37037037037037" calcext:value-type="float">
            <text:p>2,3703703704</text:p>
          </table:table-cell>
          <table:table-cell office:value-type="float" office:value="6.4" calcext:value-type="float">
            <text:p>6,4</text:p>
          </table:table-cell>
          <table:table-cell office:value-type="float" office:value="20" calcext:value-type="float">
            <text:p>20</text:p>
          </table:table-cell>
          <table:table-cell table:style-name="ce13" table:formula="of:=[.D26]/[.C26]" office:value-type="float" office:value="3.125" calcext:value-type="float">
            <text:p>3,13</text:p>
          </table:table-cell>
          <table:table-cell table:style-name="ce13" table:formula="of:=[.E26]^2" office:value-type="float" office:value="9.765625" calcext:value-type="float">
            <text:p>9,77</text:p>
          </table:table-cell>
          <table:table-cell table:style-name="ce13" table:formula="of:=(2*2*0.2*0.2*[.D26]^2/[.C26]^3)^0.5" office:value-type="float" office:value="0.494105884401309" calcext:value-type="float">
            <text:p>0,49</text:p>
          </table:table-cell>
          <table:table-cell table:formula="of:=(3*([.B26]^-4)*0.001)" office:value-type="float" office:value="0.0000950290560722351" calcext:value-type="float">
            <text:p>9,50290560722351E-05</text:p>
          </table:table-cell>
          <table:table-cell table:formula="of:=[.F26]^2" office:value-type="float" office:value="95.367431640625" calcext:value-type="float">
            <text:p>95,3674316406</text:p>
          </table:table-cell>
          <table:table-cell table:formula="of:=[.B26]^2" office:value-type="float" office:value="5.61865569272977" calcext:value-type="float">
            <text:p>5,6186556927</text:p>
          </table:table-cell>
          <table:table-cell table:number-columns-repeated="8"/>
        </table:table-row>
        <table:table-row table:style-name="ro1">
          <table:table-cell table:style-name="ce1" office:value-type="float" office:value="0.8" calcext:value-type="float">
            <text:p>0,800</text:p>
          </table:table-cell>
          <table:table-cell table:formula="of:=[.A27]^-3" office:value-type="float" office:value="1.953125" calcext:value-type="float">
            <text:p>1,95312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3" table:formula="of:=[.D27]/[.C27]" office:value-type="float" office:value="2.85714285714286" calcext:value-type="float">
            <text:p>2,86</text:p>
          </table:table-cell>
          <table:table-cell table:style-name="ce13" table:formula="of:=[.E27]^2" office:value-type="float" office:value="8.16326530612245" calcext:value-type="float">
            <text:p>8,16</text:p>
          </table:table-cell>
          <table:table-cell table:style-name="ce13" table:formula="of:=(2*2*0.2*0.2*[.D27]^2/[.C27]^3)^0.5" office:value-type="float" office:value="0.431959397724831" calcext:value-type="float">
            <text:p>0,43</text:p>
          </table:table-cell>
          <table:table-cell table:formula="of:=(3*([.B27]^-4)*0.001)" office:value-type="float" office:value="0.000206158430208" calcext:value-type="float">
            <text:p>0,0002061584</text:p>
          </table:table-cell>
          <table:table-cell table:formula="of:=[.F27]^2" office:value-type="float" office:value="66.6389004581424" calcext:value-type="float">
            <text:p>66,6389004581</text:p>
          </table:table-cell>
          <table:table-cell table:formula="of:=[.B27]^2" office:value-type="float" office:value="3.814697265625" calcext:value-type="float">
            <text:p>3,8146972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X&gt;^2</text:p>
          </table:table-cell>
          <table:table-cell table:formula="of:=(SUM([.B24:.B27])/4)^2" office:value-type="float" office:value="7.39877584149413" calcext:value-type="float">
            <text:p>7,3987758415</text:p>
          </table:table-cell>
          <table:table-cell table:number-columns-repeated="2"/>
          <table:table-cell office:value-type="string" calcext:value-type="string">
            <text:p>&lt;Y&gt;^2</text:p>
          </table:table-cell>
          <table:table-cell table:formula="of:=(SUM([.F24:.F27])/4)^2" office:value-type="float" office:value="118.466451002576" calcext:value-type="float">
            <text:p>118,4664510026</text:p>
          </table:table-cell>
          <table:table-cell/>
          <table:table-cell office:value-type="string" calcext:value-type="string">
            <text:p>&lt;Y^2&gt;</text:p>
          </table:table-cell>
          <table:table-cell table:formula="of:=SUM([.I24:.I27])/4" office:value-type="float" office:value="122.890123868015" calcext:value-type="float">
            <text:p>122,890123868</text:p>
          </table:table-cell>
          <table:table-cell table:formula="of:=SUM([.J24:.J27])/4" office:value-type="float" office:value="7.79812255419527" calcext:value-type="float">
            <text:p>7,7981225542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K = 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=</text:p>
          </table:table-cell>
          <table:table-cell table:formula="of:=[.J7]*3.14*3.14*3.3/([.K7]*[.L7]^3)" office:value-type="float" office:value="54498939000" calcext:value-type="float">
            <text:p>54498939000</text:p>
          </table:table-cell>
          <table:table-cell table:number-columns-repeated="2"/>
          <table:table-cell office:value-type="string" calcext:value-type="string">
            <text:p>sig K = </text:p>
          </table:table-cell>
          <table:table-cell table:style-name="ce14" table:formula="of:=(([.I28]-[.F28])/([.J28]-[.B28]) - [.F30]^2)^0.5/2" office:value-type="float" office:value="0.216375697137792" calcext:value-type="float">
            <text:p>0,2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ig E =</text:p>
          </table:table-cell>
          <table:table-cell table:style-name="ce8" table:formula="of:= 3.14*(([.F30]*0.001)^2 + ([.J7]*[.F31])^2 + ([.J7]*[.F30]*0.001/[.K7])^2 + (3*[.J7]*[.F30]*0.0001/[.L7])^2)^0.5/([.K7]*[.L7]^3)" office:value-type="float" office:value="2925362455.07767" calcext:value-type="float">
            <text:p>2 925 362 455,077670000000</text:p>
          </table:table-cell>
          <table:table-cell table:number-columns-repeated="16"/>
        </table:table-row>
        <table:table-row table:style-name="ro1">
          <table:table-cell/>
          <table:table-cell table:formula="of:= 3.14*(([.F30]*0.001)^2 + ([.J7]*[.F31])^2 + ([.J7]*[.F30]*0.001/[.K7])^2 + (3*[.J7]*[.F30]*0.0001/[.L7])^2)^0.5/([.K7]*[.L7]^3)" office:value-type="float" office:value="2925362455.07767" calcext:value-type="float">
            <text:p>2925362455,07767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8"/>
          <table:table-cell table:style-name="ce5" office:value-type="string" calcext:value-type="string" table:number-columns-spanned="6" table:number-rows-spanned="1">
            <text:p>Результаты эксперимента</text:p>
          </table:table-cell>
          <table:covered-table-cell table:number-columns-repeated="5" table:style-name="ce7"/>
          <table:table-cell table:number-columns-repeated="4"/>
        </table:table-row>
        <table:table-row table:style-name="ro1">
          <table:table-cell table:style-name="ce2" table:number-columns-repeated="6"/>
          <table:table-cell table:number-columns-repeated="2"/>
          <table:table-cell table:style-name="ce2" office:value-type="string" calcext:value-type="string">
            <text:p>L, м</text:p>
          </table:table-cell>
          <table:table-cell table:style-name="ce2" office:value-type="string" calcext:value-type="string">
            <text:p>L⁻³, м⁻³</text:p>
          </table:table-cell>
          <table:table-cell table:style-name="ce2" office:value-type="string" calcext:value-type="string">
            <text:p>t, с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ν, Гц</text:p>
          </table:table-cell>
          <table:table-cell table:style-name="ce2" office:value-type="string" calcext:value-type="string">
            <text:p>ν², Гц²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 table:number-columns-repeated="3"/>
          <table:table-cell table:style-name="ce10" table:number-columns-repeated="2"/>
          <table:table-cell table:number-columns-repeated="2"/>
          <table:table-cell table:style-name="ce3" office:value-type="float" office:value="0.65" calcext:value-type="float">
            <text:p>0,650</text:p>
          </table:table-cell>
          <table:table-cell table:style-name="ce22" table:formula="of:=[.I40]^-3" office:value-type="float" office:value="3.64132908511607" calcext:value-type="float">
            <text:p>3,6413</text:p>
          </table:table-cell>
          <table:table-cell table:style-name="ce7" office:value-type="float" office:value="5.4" calcext:value-type="float">
            <text:p>5,4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[.L40]/[.K40]" office:value-type="float" office:value="3.7037037037037" calcext:value-type="float">
            <text:p>3,70</text:p>
          </table:table-cell>
          <table:table-cell table:style-name="ce10" table:formula="of:=[.M40]^2" office:value-type="float" office:value="13.7174211248285" calcext:value-type="float">
            <text:p>13,72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 table:number-columns-repeated="3"/>
          <table:table-cell table:style-name="ce10" table:number-columns-repeated="2"/>
          <table:table-cell table:number-columns-repeated="2"/>
          <table:table-cell table:style-name="ce3" office:value-type="float" office:value="0.7" calcext:value-type="float">
            <text:p>0,700</text:p>
          </table:table-cell>
          <table:table-cell table:style-name="ce22" table:formula="of:=[.I41]^-3" office:value-type="float" office:value="2.91545189504373" calcext:value-type="float">
            <text:p>2,9155</text:p>
          </table:table-cell>
          <table:table-cell table:style-name="ce7" office:value-type="float" office:value="5.8" calcext:value-type="float">
            <text:p>5,8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[.L41]/[.K41]" office:value-type="float" office:value="3.44827586206897" calcext:value-type="float">
            <text:p>3,45</text:p>
          </table:table-cell>
          <table:table-cell table:style-name="ce10" table:formula="of:=[.M41]^2" office:value-type="float" office:value="11.8906064209275" calcext:value-type="float">
            <text:p>11,89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 table:number-columns-repeated="3"/>
          <table:table-cell table:style-name="ce10" table:number-columns-repeated="2"/>
          <table:table-cell table:number-columns-repeated="2"/>
          <table:table-cell table:style-name="ce3" office:value-type="float" office:value="0.75" calcext:value-type="float">
            <text:p>0,750</text:p>
          </table:table-cell>
          <table:table-cell table:style-name="ce22" table:formula="of:=[.I42]^-3" office:value-type="float" office:value="2.37037037037037" calcext:value-type="float">
            <text:p>2,3704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[.L42]/[.K42]" office:value-type="float" office:value="3.125" calcext:value-type="float">
            <text:p>3,13</text:p>
          </table:table-cell>
          <table:table-cell table:style-name="ce10" table:formula="of:=[.M42]^2" office:value-type="float" office:value="9.765625" calcext:value-type="float">
            <text:p>9,77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 table:number-columns-repeated="3"/>
          <table:table-cell table:style-name="ce10" table:number-columns-repeated="2"/>
          <table:table-cell table:number-columns-repeated="2"/>
          <table:table-cell table:style-name="ce3" office:value-type="float" office:value="0.8" calcext:value-type="float">
            <text:p>0,800</text:p>
          </table:table-cell>
          <table:table-cell table:style-name="ce22" table:formula="of:=[.I43]^-3" office:value-type="float" office:value="1.953125" calcext:value-type="float">
            <text:p>1,9531</text:p>
          </table:table-cell>
          <table:table-cell table:style-name="ce12" office:value-type="float" office:value="7" calcext:value-type="float">
            <text:p>7,0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[.L43]/[.K43]" office:value-type="float" office:value="2.85714285714286" calcext:value-type="float">
            <text:p>2,86</text:p>
          </table:table-cell>
          <table:table-cell table:style-name="ce10" table:formula="of:=[.M43]^2" office:value-type="float" office:value="8.16326530612245" calcext:value-type="float">
            <text:p>8,16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17" office:value-type="string" calcext:value-type="string" table:number-columns-spanned="2" table:number-rows-spanned="1">
            <text:p>Итоги</text:p>
          </table:table-cell>
          <table:covered-table-cell table:style-name="ce23"/>
          <table:table-cell table:number-columns-repeated="8"/>
        </table:table-row>
        <table:table-row table:style-name="ro1">
          <table:table-cell table:number-columns-repeated="8"/>
          <table:table-cell table:style-name="ce18" office:value-type="string" calcext:value-type="string">
            <text:p>k, м³/с²</text:p>
          </table:table-cell>
          <table:table-cell table:style-name="ce7" office:value-type="float" office:value="3.3" calcext:value-type="float">
            <text:p>3,3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8" office:value-type="string" calcext:value-type="string">
            <text:p>σ<text:span text:style-name="T2">k, </text:span><text:span text:style-name="T3">м³/с²</text:span></text:p>
          </table:table-cell>
          <table:table-cell table:style-name="ce7" office:value-type="float" office:value="0.2" calcext:value-type="float">
            <text:p>0,2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8" office:value-type="string" calcext:value-type="string">
            <text:p>E, ГПа 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σE, ГПа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17" office:value-type="string" calcext:value-type="string" table:number-columns-spanned="3" table:number-rows-spanned="1">
            <text:p>Параметры установки</text:p>
          </table:table-cell>
          <table:covered-table-cell table:number-columns-repeated="2" table:style-name="ce7"/>
          <table:table-cell table:number-columns-repeated="7"/>
        </table:table-row>
        <table:table-row table:style-name="ro1">
          <table:table-cell table:number-columns-repeated="8"/>
          <table:table-cell table:style-name="ce19" office:value-type="string" calcext:value-type="string" table:number-columns-spanned="2" table:number-rows-spanned="1">
            <text:p>Ширирна a, мм</text:p>
          </table:table-cell>
          <table:covered-table-cell table:style-name="ce18"/>
          <table:table-cell table:style-name="ce24" office:value-type="string" calcext:value-type="string">
            <text:p>25 ± 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9" office:value-type="string" calcext:value-type="string" table:number-columns-spanned="2" table:number-rows-spanned="1">
            <text:p>Толщина b, мм</text:p>
          </table:table-cell>
          <table:covered-table-cell table:style-name="ce18"/>
          <table:table-cell table:style-name="ce24" office:value-type="string" calcext:value-type="string">
            <text:p>1,0 ± 0,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9" office:value-type="string" calcext:value-type="string" table:number-columns-spanned="2" table:number-rows-spanned="1">
            <text:p>Масса m, г</text:p>
          </table:table-cell>
          <table:covered-table-cell table:style-name="ce18"/>
          <table:table-cell table:style-name="ce24" office:value-type="string" calcext:value-type="string">
            <text:p>157 ± 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9" office:value-type="string" calcext:value-type="string" table:number-columns-spanned="2" table:number-rows-spanned="1">
            <text:p>Погрешность длины σ<text:span text:style-name="T2">L</text:span><text:span text:style-name="T3">,</text:span> мм</text:p>
          </table:table-cell>
          <table:covered-table-cell table:style-name="ce18"/>
          <table:table-cell table:style-name="ce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9" office:value-type="string" calcext:value-type="string" table:number-columns-spanned="2" table:number-rows-spanned="1">
            <text:p>Погрешность времени σ<text:span text:style-name="T2">t</text:span><text:span text:style-name="T3">,</text:span> с</text:p>
          </table:table-cell>
          <table:covered-table-cell table:style-name="ce18"/>
          <table:table-cell table:style-name="ce7" office:value-type="float" office:value="0.2" calcext:value-type="float">
            <text:p>0,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" table:number-columns-spanned="2" table:number-rows-spanned="1"/>
          <table:covered-table-cell/>
          <table:table-cell table:number-columns-repeated="8"/>
        </table:table-row>
        <table:table-row table:style-name="ro1">
          <table:table-cell table:number-columns-repeated="8"/>
          <table:table-cell table:style-name="ce4" table:number-columns-spanned="2" table:number-rows-spanned="1"/>
          <table:covered-table-cell/>
          <table:table-cell table:number-columns-repeated="8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style-name="ce4" office:value-type="string" calcext:value-type="string" table:number-columns-spanned="7" table:number-rows-spanned="1">
            <text:p>ПОДГОН</text:p>
          </table:table-cell>
          <table:covered-table-cell table:number-columns-repeated="6"/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float" office:value="0.204" calcext:value-type="float">
            <text:p>0,204</text:p>
          </table:table-cell>
          <table:table-cell office:value-type="float" office:value="0.28" calcext:value-type="float">
            <text:p>0,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12700000000" calcext:value-type="float">
            <text:p>12700000000</text:p>
          </table:table-cell>
          <table:table-cell/>
          <table:table-cell table:formula="of:=(4*[.C68]*[.D68]^3*[.E68]/([.A68]*[.B68]^3))^0.5/(2*3.14)" office:value-type="float" office:value="7.58464187572312" calcext:value-type="float">
            <text:p>7,5846418757</text:p>
          </table:table-cell>
          <table:table-cell/>
          <table:table-cell table:style-name="ce20" table:formula="of:=(4*[.C68]*[.D68]^3*[.E68]/([.B68]^3))/(2*3.14)^2" office:value-type="float" office:value="11.7354656461264" calcext:value-type="float">
            <text:p>11,7354656461</text:p>
          </table:table-cell>
          <table:table-cell table:number-columns-repeated="9"/>
        </table:table-row>
        <table:table-row table:style-name="ro1">
          <table:table-cell office:value-type="float" office:value="0.247" calcext:value-type="float">
            <text:p>0,247</text:p>
          </table:table-cell>
          <table:table-cell office:value-type="float" office:value="0.28" calcext:value-type="float">
            <text:p>0,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13000000000" calcext:value-type="float">
            <text:p>13000000000</text:p>
          </table:table-cell>
          <table:table-cell/>
          <table:table-cell table:formula="of:=(4*[.C69]*[.D69]^3*[.E69]/([.A69]*[.B69]^3))^0.5/(2*3.14)" office:value-type="float" office:value="6.97383234173073" calcext:value-type="float">
            <text:p>6,9738323417</text:p>
          </table:table-cell>
          <table:table-cell/>
          <table:table-cell table:formula="of:=(4*[.C69]*[.D69]^3*[.E69]/([.B69]^3))/(2*3.14)^2" office:value-type="float" office:value="12.0126813700507" calcext:value-type="float">
            <text:p>12,0126813701</text:p>
          </table:table-cell>
          <table:table-cell table:number-columns-repeated="9"/>
        </table:table-row>
        <table:table-row table:style-name="ro1">
          <table:table-cell office:value-type="float" office:value="0.291" calcext:value-type="float">
            <text:p>0,291</text:p>
          </table:table-cell>
          <table:table-cell office:value-type="float" office:value="0.28" calcext:value-type="float">
            <text:p>0,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13000000000" calcext:value-type="float">
            <text:p>13000000000</text:p>
          </table:table-cell>
          <table:table-cell/>
          <table:table-cell table:formula="of:=(4*[.C70]*[.D70]^3*[.E70]/([.A70]*[.B70]^3))^0.5/(2*3.14)" office:value-type="float" office:value="6.42500521348437" calcext:value-type="float">
            <text:p>6,4250052135</text:p>
          </table:table-cell>
          <table:table-cell/>
          <table:table-cell table:formula="of:=(4*[.C70]*[.D70]^3*[.E70]/([.B70]^3))/(2*3.14)^2" office:value-type="float" office:value="12.0126813700507" calcext:value-type="float">
            <text:p>12,0126813701</text:p>
          </table:table-cell>
          <table:table-cell table:number-columns-repeated="9"/>
        </table:table-row>
        <table:table-row table:style-name="ro1">
          <table:table-cell office:value-type="float" office:value="0.345" calcext:value-type="float">
            <text:p>0,345</text:p>
          </table:table-cell>
          <table:table-cell office:value-type="float" office:value="0.28" calcext:value-type="float">
            <text:p>0,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13000000000" calcext:value-type="float">
            <text:p>13000000000</text:p>
          </table:table-cell>
          <table:table-cell/>
          <table:table-cell table:formula="of:=(4*[.C71]*[.D71]^3*[.E71]/([.A71]*[.B71]^3))^0.5/(2*3.14)" office:value-type="float" office:value="5.90079370000358" calcext:value-type="float">
            <text:p>5,9007937</text:p>
          </table:table-cell>
          <table:table-cell/>
          <table:table-cell table:formula="of:=(4*[.C71]*[.D71]^3*[.E71]/([.B71]^3))/(2*3.14)^2" office:value-type="float" office:value="12.0126813700507" calcext:value-type="float">
            <text:p>12,0126813701</text:p>
          </table:table-cell>
          <table:table-cell table:number-columns-repeated="9"/>
        </table:table-row>
        <table:table-row table:style-name="ro1">
          <table:table-cell office:value-type="float" office:value="0.402" calcext:value-type="float">
            <text:p>0,402</text:p>
          </table:table-cell>
          <table:table-cell office:value-type="float" office:value="0.28" calcext:value-type="float">
            <text:p>0,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13000000000" calcext:value-type="float">
            <text:p>13000000000</text:p>
          </table:table-cell>
          <table:table-cell/>
          <table:table-cell table:formula="of:=(4*[.C72]*[.D72]^3*[.E72]/([.A72]*[.B72]^3))^0.5/(2*3.14)" office:value-type="float" office:value="5.46646979002904" calcext:value-type="float">
            <text:p>5,46646979</text:p>
          </table:table-cell>
          <table:table-cell/>
          <table:table-cell table:formula="of:=(4*[.C72]*[.D72]^3*[.E72]/([.B72]^3))/(2*3.14)^2" office:value-type="float" office:value="12.0126813700507" calcext:value-type="float">
            <text:p>12,0126813701</text:p>
          </table:table-cell>
          <table:table-cell table:number-columns-repeated="9"/>
        </table:table-row>
        <table:table-row table:style-name="ro1">
          <table:table-cell office:value-type="float" office:value="0.452" calcext:value-type="float">
            <text:p>0,452</text:p>
          </table:table-cell>
          <table:table-cell office:value-type="float" office:value="0.28" calcext:value-type="float">
            <text:p>0,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13000000000" calcext:value-type="float">
            <text:p>13000000000</text:p>
          </table:table-cell>
          <table:table-cell/>
          <table:table-cell table:formula="of:=(4*[.C73]*[.D73]^3*[.E73]/([.A73]*[.B73]^3))^0.5/(2*3.14)" office:value-type="float" office:value="5.15526223336916" calcext:value-type="float">
            <text:p>5,1552622334</text:p>
          </table:table-cell>
          <table:table-cell/>
          <table:table-cell table:formula="of:=(4*[.C73]*[.D73]^3*[.E73]/([.B73]^3))/(2*3.14)^2" office:value-type="float" office:value="12.0126813700507" calcext:value-type="float">
            <text:p>12,0126813701</text:p>
          </table:table-cell>
          <table:table-cell table:number-columns-repeated="9"/>
        </table:table-row>
        <table:table-row table:style-name="ro1">
          <table:table-cell office:value-type="float" office:value="0.497" calcext:value-type="float">
            <text:p>0,497</text:p>
          </table:table-cell>
          <table:table-cell office:value-type="float" office:value="0.28" calcext:value-type="float">
            <text:p>0,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2" calcext:value-type="float">
            <text:p>0,002</text:p>
          </table:table-cell>
          <table:table-cell office:value-type="float" office:value="13000000000" calcext:value-type="float">
            <text:p>13000000000</text:p>
          </table:table-cell>
          <table:table-cell/>
          <table:table-cell table:formula="of:=(4*[.C74]*[.D74]^3*[.E74]/([.A74]*[.B74]^3))^0.5/(2*3.14)" office:value-type="float" office:value="4.91633858175002" calcext:value-type="float">
            <text:p>4,9163385818</text:p>
          </table:table-cell>
          <table:table-cell/>
          <table:table-cell table:formula="of:=(4*[.C74]*[.D74]^3*[.E74]/([.B74]^3))/(2*3.14)^2" office:value-type="float" office:value="12.0126813700507" calcext:value-type="float">
            <text:p>12,012681370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 table:number-columns-spanned="6" table:number-rows-spanned="1">
            <text:p>Результаты эксперимента</text:p>
          </table:table-cell>
          <table:covered-table-cell table:number-columns-repeated="5" table:style-name="ce9"/>
          <table:table-cell table:style-name="ce7"/>
          <table:table-cell table:style-name="ce5" office:value-type="string" calcext:value-type="string" table:number-columns-spanned="2" table:number-rows-spanned="1">
            <text:p>Итоги</text:p>
          </table:table-cell>
          <table:covered-table-cell table:style-name="ce7"/>
          <table:table-cell table:style-name="ce7"/>
          <table:table-cell table:style-name="ce5" office:value-type="string" calcext:value-type="string" table:number-columns-spanned="3" table:number-rows-spanned="1">
            <text:p>Параметры установки</text:p>
          </table:table-cell>
          <table:covered-table-cell table:number-columns-repeated="2" table:style-name="ce7"/>
          <table:table-cell table:number-columns-repeated="5"/>
        </table:table-row>
        <table:table-row table:style-name="ro1">
          <table:table-cell table:style-name="ce6" office:value-type="string" calcext:value-type="string">
            <text:p>m, кг</text:p>
          </table:table-cell>
          <table:table-cell table:style-name="ce6" office:value-type="string" calcext:value-type="string">
            <text:p>m<text:span text:style-name="T1">-1</text:span>, кг<text:span text:style-name="T1">-1</text:span></text:p>
          </table:table-cell>
          <table:table-cell table:style-name="ce11" office:value-type="string" calcext:value-type="string">
            <text:p>t, c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ν, Гц</text:p>
          </table:table-cell>
          <table:table-cell table:style-name="ce11" office:value-type="string" calcext:value-type="string">
            <text:p>ν², Гц²</text:p>
          </table:table-cell>
          <table:table-cell table:style-name="ce15"/>
          <table:table-cell table:style-name="ce16" office:value-type="string" calcext:value-type="string">
            <text:p>k, м/с²</text:p>
          </table:table-cell>
          <table:table-cell table:style-name="ce7" office:value-type="float" office:value="11.7" calcext:value-type="float">
            <text:p>11,7</text:p>
          </table:table-cell>
          <table:table-cell table:style-name="ce7"/>
          <table:table-cell table:style-name="ce25" office:value-type="string" calcext:value-type="string" table:number-columns-spanned="2" table:number-rows-spanned="1">
            <text:p>Ширирна a, мм</text:p>
          </table:table-cell>
          <table:covered-table-cell table:style-name="ce16"/>
          <table:table-cell table:style-name="ce26" office:value-type="string" calcext:value-type="string">
            <text:p>25 ± 1</text:p>
          </table:table-cell>
          <table:table-cell table:number-columns-repeated="5"/>
        </table:table-row>
        <table:table-row table:style-name="ro1">
          <table:table-cell table:style-name="ce7" office:value-type="float" office:value="0.204" calcext:value-type="float">
            <text:p>0,204</text:p>
          </table:table-cell>
          <table:table-cell table:style-name="ce10" table:formula="of:=1/[.A78]" office:value-type="float" office:value="4.90196078431373" calcext:value-type="float">
            <text:p>4,90</text:p>
          </table:table-cell>
          <table:table-cell table:style-name="ce12" office:value-type="float" office:value="2.6" calcext:value-type="float">
            <text:p>2,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D78]/[.C78]" office:value-type="float" office:value="7.69230769230769" calcext:value-type="float">
            <text:p>7,7</text:p>
          </table:table-cell>
          <table:table-cell table:style-name="ce10" table:formula="of:=[.E78]^2" office:value-type="float" office:value="59.1715976331361" calcext:value-type="float">
            <text:p>59,17</text:p>
          </table:table-cell>
          <table:table-cell table:style-name="ce10"/>
          <table:table-cell table:style-name="ce16" office:value-type="string" calcext:value-type="string">
            <text:p>σ<text:span text:style-name="T2">k, </text:span><text:span text:style-name="T3">м/с²</text:span></text:p>
          </table:table-cell>
          <table:table-cell table:style-name="ce7" office:value-type="float" office:value="0.4" calcext:value-type="float">
            <text:p>0,4</text:p>
          </table:table-cell>
          <table:table-cell table:style-name="ce7"/>
          <table:table-cell table:style-name="ce25" office:value-type="string" calcext:value-type="string" table:number-columns-spanned="2" table:number-rows-spanned="1">
            <text:p>Толщина b, мм</text:p>
          </table:table-cell>
          <table:covered-table-cell table:style-name="ce16"/>
          <table:table-cell table:style-name="ce26" office:value-type="string" calcext:value-type="string">
            <text:p>2,0 <text:s/>± 0,1</text:p>
          </table:table-cell>
          <table:table-cell table:number-columns-repeated="5"/>
        </table:table-row>
        <table:table-row table:style-name="ro1">
          <table:table-cell table:style-name="ce7" office:value-type="float" office:value="0.247" calcext:value-type="float">
            <text:p>0,247</text:p>
          </table:table-cell>
          <table:table-cell table:style-name="ce10" table:formula="of:=1/[.A79]" office:value-type="float" office:value="4.04858299595142" calcext:value-type="float">
            <text:p>4,05</text:p>
          </table:table-cell>
          <table:table-cell table:style-name="ce12" office:value-type="float" office:value="3" calcext:value-type="float">
            <text:p>3,0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D79]/[.C79]" office:value-type="float" office:value="6.66666666666667" calcext:value-type="float">
            <text:p>6,7</text:p>
          </table:table-cell>
          <table:table-cell table:style-name="ce10" table:formula="of:=[.E79]^2" office:value-type="float" office:value="44.4444444444444" calcext:value-type="float">
            <text:p>44,44</text:p>
          </table:table-cell>
          <table:table-cell table:style-name="ce10"/>
          <table:table-cell table:style-name="ce16" office:value-type="string" calcext:value-type="string">
            <text:p>E, ГПа </text:p>
          </table:table-cell>
          <table:table-cell table:style-name="ce21" office:value-type="float" office:value="12.7" calcext:value-type="float">
            <text:p>13</text:p>
          </table:table-cell>
          <table:table-cell table:style-name="ce7"/>
          <table:table-cell table:style-name="ce25" office:value-type="string" calcext:value-type="string" table:number-columns-spanned="2" table:number-rows-spanned="1">
            <text:p>Длина l, <text:s/>см</text:p>
          </table:table-cell>
          <table:covered-table-cell table:style-name="ce16"/>
          <table:table-cell table:style-name="ce26" office:value-type="string" calcext:value-type="string">
            <text:p>28,0 ± 0,1</text:p>
          </table:table-cell>
          <table:table-cell table:number-columns-repeated="5"/>
        </table:table-row>
        <table:table-row table:style-name="ro1">
          <table:table-cell table:style-name="ce7" office:value-type="float" office:value="0.291" calcext:value-type="float">
            <text:p>0,291</text:p>
          </table:table-cell>
          <table:table-cell table:style-name="ce10" table:formula="of:=1/[.A80]" office:value-type="float" office:value="3.43642611683849" calcext:value-type="float">
            <text:p>3,44</text:p>
          </table:table-cell>
          <table:table-cell table:style-name="ce12" office:value-type="float" office:value="3.2" calcext:value-type="float">
            <text:p>3,2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D80]/[.C80]" office:value-type="float" office:value="6.25" calcext:value-type="float">
            <text:p>6,3</text:p>
          </table:table-cell>
          <table:table-cell table:style-name="ce10" table:formula="of:=[.E80]^2" office:value-type="float" office:value="39.0625" calcext:value-type="float">
            <text:p>39,06</text:p>
          </table:table-cell>
          <table:table-cell table:style-name="ce10"/>
          <table:table-cell table:style-name="ce16" office:value-type="string" calcext:value-type="string">
            <text:p>σ<text:span text:style-name="T2">E</text:span>, ГПа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25" office:value-type="string" calcext:value-type="string" table:number-columns-spanned="2" table:number-rows-spanned="1">
            <text:p>Погрешность массы  σ<text:span text:style-name="T2">m</text:span><text:span text:style-name="T3">,</text:span> г</text:p>
          </table:table-cell>
          <table:covered-table-cell table:style-name="ce16"/>
          <table:table-cell table:style-name="ce2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float" office:value="0.345" calcext:value-type="float">
            <text:p>0,345</text:p>
          </table:table-cell>
          <table:table-cell table:style-name="ce10" table:formula="of:=1/[.A81]" office:value-type="float" office:value="2.89855072463768" calcext:value-type="float">
            <text:p>2,90</text:p>
          </table:table-cell>
          <table:table-cell table:style-name="ce12" office:value-type="float" office:value="3.4" calcext:value-type="float">
            <text:p>3,4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D81]/[.C81]" office:value-type="float" office:value="5.88235294117647" calcext:value-type="float">
            <text:p>5,9</text:p>
          </table:table-cell>
          <table:table-cell table:style-name="ce10" table:formula="of:=[.E81]^2" office:value-type="float" office:value="34.6020761245675" calcext:value-type="float">
            <text:p>34,60</text:p>
          </table:table-cell>
          <table:table-cell table:style-name="ce13"/>
          <table:table-cell/>
          <table:table-cell table:style-name="ce7" table:formula="of:=3.14^2 / ([.C69]*[.D69]^3) * ((3*[.B69]^2*11.73*0.001)^2 + ([.B69]^3*0.4)^2 + ([.B69]^3*11.73*0.001/[.C69])^2 + (3*[.B69]^3*11.73*0.0001/[.D69])^2)^0.5" office:value-type="float" office:value="2022213844.83869" calcext:value-type="float">
            <text:p>2022213844,83869</text:p>
          </table:table-cell>
          <table:table-cell table:style-name="ce7"/>
          <table:table-cell table:style-name="ce25" office:value-type="string" calcext:value-type="string" table:number-columns-spanned="2" table:number-rows-spanned="1">
            <text:p>Погрешность времени σ<text:span text:style-name="T2">t</text:span><text:span text:style-name="T3">,</text:span> с</text:p>
          </table:table-cell>
          <table:covered-table-cell table:style-name="ce16"/>
          <table:table-cell table:style-name="ce26"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table:style-name="ce7" office:value-type="float" office:value="0.402" calcext:value-type="float">
            <text:p>0,402</text:p>
          </table:table-cell>
          <table:table-cell table:style-name="ce10" table:formula="of:=1/[.A82]" office:value-type="float" office:value="2.48756218905473" calcext:value-type="float">
            <text:p>2,49</text:p>
          </table:table-cell>
          <table:table-cell table:style-name="ce12" office:value-type="float" office:value="3.8" calcext:value-type="float">
            <text:p>3,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D82]/[.C82]" office:value-type="float" office:value="5.26315789473684" calcext:value-type="float">
            <text:p>5,3</text:p>
          </table:table-cell>
          <table:table-cell table:style-name="ce10" table:formula="of:=[.E82]^2" office:value-type="float" office:value="27.7008310249308" calcext:value-type="float">
            <text:p>27,70</text:p>
          </table:table-cell>
          <table:table-cell table:style-name="ce13"/>
          <table:table-cell table:number-columns-repeated="3"/>
          <table:table-cell table:style-name="ce4" table:number-columns-spanned="2" table:number-rows-spanned="1"/>
          <table:covered-table-cell/>
          <table:table-cell table:number-columns-repeated="6"/>
        </table:table-row>
        <table:table-row table:style-name="ro1">
          <table:table-cell table:style-name="ce7" office:value-type="float" office:value="0.452" calcext:value-type="float">
            <text:p>0,452</text:p>
          </table:table-cell>
          <table:table-cell table:style-name="ce10" table:formula="of:=1/[.A83]" office:value-type="float" office:value="2.21238938053097" calcext:value-type="float">
            <text:p>2,21</text:p>
          </table:table-cell>
          <table:table-cell table:style-name="ce12" office:value-type="float" office:value="3.8" calcext:value-type="float">
            <text:p>3,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D83]/[.C83]" office:value-type="float" office:value="5.26315789473684" calcext:value-type="float">
            <text:p>5,3</text:p>
          </table:table-cell>
          <table:table-cell table:style-name="ce10" table:formula="of:=[.E83]^2" office:value-type="float" office:value="27.7008310249308" calcext:value-type="float">
            <text:p>27,70</text:p>
          </table:table-cell>
          <table:table-cell table:style-name="ce13"/>
          <table:table-cell table:number-columns-repeated="11"/>
        </table:table-row>
        <table:table-row table:style-name="ro1">
          <table:table-cell table:style-name="ce7" office:value-type="float" office:value="0.497" calcext:value-type="float">
            <text:p>0,497</text:p>
          </table:table-cell>
          <table:table-cell table:style-name="ce10" table:formula="of:=1/[.A84]" office:value-type="float" office:value="2.01207243460765" calcext:value-type="float">
            <text:p>2,01</text:p>
          </table:table-cell>
          <table:table-cell table:style-name="ce12" office:value-type="float" office:value="4.2" calcext:value-type="float">
            <text:p>4,2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D84]/[.C84]" office:value-type="float" office:value="4.76190476190476" calcext:value-type="float">
            <text:p>4,8</text:p>
          </table:table-cell>
          <table:table-cell table:style-name="ce10" table:formula="of:=[.E84]^2" office:value-type="float" office:value="22.6757369614512" calcext:value-type="float">
            <text:p>22,68</text:p>
          </table:table-cell>
          <table:table-cell table:style-name="ce1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7" loext:min-decimal-places="7" number:min-integer-digits="1" number:grouping="true"/>
    </number:number-style>
    <number:number-style style:name="N134">
      <number:number number:decimal-places="8" loext:min-decimal-places="8" number:min-integer-digits="1" number:grouping="true"/>
    </number:number-style>
    <number:number-style style:name="N135">
      <number:number number:decimal-places="9" loext:min-decimal-places="9" number:min-integer-digits="1" number:grouping="true"/>
    </number:number-style>
    <number:number-style style:name="N136">
      <number:number number:decimal-places="10" loext:min-decimal-places="10" number:min-integer-digits="1" number:grouping="true"/>
    </number:number-style>
    <number:number-style style:name="N137">
      <number:number number:decimal-places="11" loext:min-decimal-places="11" number:min-integer-digits="1" number:grouping="true"/>
    </number:number-style>
    <number:number-style style:name="N138">
      <number:number number:decimal-places="12" loext:min-decimal-places="12" number:min-integer-digits="1" number:grouping="true"/>
    </number:number-style>
    <number:number-style style:name="N139">
      <number:number number:decimal-places="13" loext:min-decimal-places="13" number:min-integer-digits="1" number:grouping="true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 style:data-style-name="N2" text:time-value="19:36:44.61294906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22:07:36.086348293</meta:creation-date>
    <dc:date>2017-01-09T21:32:06.960700247</dc:date>
    <meta:editing-duration>PT2H11M5S</meta:editing-duration>
    <meta:editing-cycles>3</meta:editing-cycles>
    <meta:generator>LibreOffice/5.1.4.2$Linux_X86_64 LibreOffice_project/10m0$Build-2</meta:generator>
    <meta:document-statistic meta:table-count="1" meta:cell-count="3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1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1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7" loext:regression-extrapolate-backward="5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01cm" svg:height="9.005cm" xlink:href=".." xlink:type="simple" chart:class="chart:scatter" chart:style-name="ch1">
        <chart:title svg:x="5.884cm" svg:y="0.316cm" chart:style-name="ch2">
          <text:p>Зависимость ν² (L⁻³)</text:p>
        </chart:title>
        <chart:plot-area chart:style-name="ch3" table:cell-range-address="Лист1.B24:Лист1.B27 Лист1.F24:Лист1.F27" svg:x="0.631cm" svg:y="1.151cm" svg:width="14.202cm" svg:height="7.67cm">
          <chartooo:coordinate-region svg:x="1.253cm" svg:y="1.35cm" svg:width="13.341cm" svg:height="6.824cm"/>
          <chart:axis chart:dimension="x" chart:name="primary-x" chart:style-name="ch4">
            <chart:title svg:x="14.962cm" svg:y="8.048cm" chart:style-name="ch5">
              <text:p>L⁻³, м⁻³</text:p>
            </chart:title>
            <chart:grid chart:style-name="ch6" chart:class="major"/>
          </chart:axis>
          <chart:axis chart:dimension="y" chart:name="primary-y" chart:style-name="ch7">
            <chart:title svg:x="0.369cm" svg:y="0.258cm" chart:style-name="ch5">
              <text:p>ν², Гц²</text:p>
            </chart:title>
            <chart:grid chart:style-name="ch6" chart:class="major"/>
          </chart:axis>
          <chart:series chart:style-name="ch8" chart:values-cell-range-address="Лист1.F24:Лист1.F27" chart:class="chart:scatter">
            <chart:domain table:cell-range-address="Лист1.B24:Лист1.B27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132908511607">
                <text:p>3.64132908511607</text:p>
                <draw:g>
                  <svg:desc>Лист1.B24:Лист1.B27</svg:desc>
                </draw:g>
              </table:table-cell>
              <table:table-cell office:value-type="float" office:value="13.7174211248285">
                <text:p>13.7174211248285</text:p>
                <draw:g>
                  <svg:desc>Лист1.F24:Лист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1545189504373">
                <text:p>2.91545189504373</text:p>
              </table:table-cell>
              <table:table-cell office:value-type="float" office:value="11.8906064209275">
                <text:p>11.8906064209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037037037037">
                <text:p>2.37037037037037</text:p>
              </table:table-cell>
              <table:table-cell office:value-type="float" office:value="9.765625">
                <text:p>9.7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3125">
                <text:p>1.953125</text:p>
              </table:table-cell>
              <table:table-cell office:value-type="float" office:value="8.16326530612245">
                <text:p>8.16326530612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8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12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7" loext:regression-extrapolate-backward="8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6cm" chart:style-name="ch2">
          <text:p>Зависимость ν² (m⁻¹)</text:p>
        </chart:title>
        <chart:plot-area chart:style-name="ch3" table:cell-range-address="Лист1.B78:Лист1.B84 Лист1.F78:Лист1.F84" svg:x="0.285cm" svg:y="1.272cm" svg:width="14.08cm" svg:height="7.631cm">
          <chartooo:coordinate-region svg:x="0.906cm" svg:y="1.471cm" svg:width="13.219cm" svg:height="6.785cm"/>
          <chart:axis chart:dimension="x" chart:name="primary-x" chart:style-name="ch4">
            <chart:title svg:x="14.367cm" svg:y="7.946cm" chart:style-name="ch5">
              <text:p>m⁻¹ , кг⁻¹</text:p>
            </chart:title>
            <chart:grid chart:style-name="ch6" chart:class="major"/>
          </chart:axis>
          <chart:axis chart:dimension="y" chart:name="primary-y" chart:style-name="ch7">
            <chart:title svg:x="0.285cm" svg:y="0.711cm" chart:style-name="ch5">
              <text:p>ν², Гц²</text:p>
            </chart:title>
            <chart:grid chart:style-name="ch6" chart:class="major"/>
          </chart:axis>
          <chart:series chart:style-name="ch8" chart:values-cell-range-address="Лист1.F78:Лист1.F84" chart:class="chart:scatter">
            <chart:domain table:cell-range-address="Лист1.B78:Лист1.B84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0196078431373">
                <text:p>4.90196078431373</text:p>
                <draw:g>
                  <svg:desc>Лист1.B78:Лист1.B84</svg:desc>
                </draw:g>
              </table:table-cell>
              <table:table-cell office:value-type="float" office:value="59.1715976331361">
                <text:p>59.1715976331361</text:p>
                <draw:g>
                  <svg:desc>Лист1.F78:Лист1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4858299595142">
                <text:p>4.04858299595142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3642611683849">
                <text:p>3.43642611683849</text:p>
              </table:table-cell>
              <table:table-cell office:value-type="float" office:value="39.0625">
                <text:p>39.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855072463768">
                <text:p>2.89855072463768</text:p>
              </table:table-cell>
              <table:table-cell office:value-type="float" office:value="34.6020761245675">
                <text:p>34.6020761245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756218905473">
                <text:p>2.48756218905473</text:p>
              </table:table-cell>
              <table:table-cell office:value-type="float" office:value="27.7008310249308">
                <text:p>27.7008310249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1238938053097">
                <text:p>2.21238938053097</text:p>
              </table:table-cell>
              <table:table-cell office:value-type="float" office:value="27.7008310249308">
                <text:p>27.7008310249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1207243460765">
                <text:p>2.01207243460765</text:p>
              </table:table-cell>
              <table:table-cell office:value-type="float" office:value="22.6757369614512">
                <text:p>22.6757369614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